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2" text:outline-level="2">🔍 1. Introducción – <text:span text:style-name="Emphasis">La vida como misterio visible</text:span></text:h>
      <text:p text:style-name="Horizontal_20_Line"/>
      <text:h text:style-name="Heading_20_3" text:outline-level="3"><text:span text:style-name="Strong_20_Emphasis">1.1 Presentación del laboratorio como una pausa en la narrativa para observar la vida con seriedad</text:span></text:h>
      <text:p text:style-name="Text_20_body"><text:span text:style-name="Strong_20_Emphasis">Objetivo:</text:span> justificar el tono serio y reflexivo; preparar al lector para el cambio de ritmo.<text:line-break/><text:span text:style-name="Strong_20_Emphasis">Ideas principales:</text:span></text:p>
      <text:list xml:id="list2240423350" text:style-name="L1">
        <text:list-item>
          <text:p text:style-name="P1">En este capítulo no seguimos la aventura de Elara.</text:p>
        </text:list-item>
        <text:list-item>
          <text:p text:style-name="P1">Hacemos una pausa para mirar de frente el fenómeno de la vida desde una perspectiva racional.</text:p>
        </text:list-item>
        <text:list-item>
          <text:p text:style-name="P1">Es un laboratorio, no en el sentido técnico, sino como espacio de observación filosófica y científica.</text:p>
        </text:list-item>
        <text:list-item>
          <text:p text:style-name="P1">No vamos a resolverlo todo aquí, pero comenzamos a construir una visión general que guiará los próximos capítulos.</text:p>
        </text:list-item>
      </text:list>
      <text:p text:style-name="Horizontal_20_Line"/>
      <text:h text:style-name="Heading_20_3" text:outline-level="3"><text:span text:style-name="Strong_20_Emphasis">1.2 El problema de definir qué es la vida</text:span></text:h>
      <text:p text:style-name="Text_20_body"><text:span text:style-name="Strong_20_Emphasis">Objetivo:</text:span> introducir al lector en la complejidad del tema y despertar su curiosidad.<text:line-break/><text:span text:style-name="Strong_20_Emphasis">Ideas principales:</text:span></text:p>
      <text:list xml:id="list2344306736" text:style-name="L2">
        <text:list-item>
          <text:p text:style-name="P2">La vida es algo que todos creemos entender… hasta que tratamos de definirla con precisión.</text:p>
        </text:list-item>
        <text:list-item>
          <text:p text:style-name="P2">Ni la biología tiene una única definición universalmente aceptada.</text:p>
        </text:list-item>
        <text:list-item>
          <text:p text:style-name="P2">¿Es suficiente nacer, crecer, reproducirse, morir? ¿Qué pasa con virus, priones, inteligencias artificiales?</text:p>
        </text:list-item>
        <text:list-item>
          <text:p text:style-name="P2">La dificultad de definir la vida nos revela que estamos ante un fenómeno profundo, quizás más vasto de lo que imaginamos.</text:p>
        </text:list-item>
      </text:list>
      <text:p text:style-name="Horizontal_20_Line"/>
      <text:h text:style-name="Heading_20_3" text:outline-level="3"><text:span text:style-name="Strong_20_Emphasis">1.3 Afirmación inicial: la vida no es solo un conjunto de individuos, sino un sistema inteligente, y posiblemente una criatura viviente</text:span></text:h>
      <text:p text:style-name="Text_20_body"><text:span text:style-name="Strong_20_Emphasis">Objetivo:</text:span> introducir la hipótesis central del capítulo.<text:line-break/><text:span text:style-name="Strong_20_Emphasis">Ideas principales:</text:span></text:p>
      <text:list xml:id="list3437932903" text:style-name="L3">
        <text:list-item>
          <text:p text:style-name="P3">La mirada convencional ve la vida como millones de seres separados: especies, cuerpos, instantes.</text:p>
        </text:list-item>
        <text:list-item>
          <text:p text:style-name="P3"><text:soft-page-break/>Pero hay una segunda mirada posible, que observa continuidad en lugar de fragmentación.</text:p>
        </text:list-item>
        <text:list-item>
          <text:p text:style-name="P3">Si conectamos los procesos que unen a todos los seres vivos —memoria genética, reproducción, evolución— veremos un sistema.</text:p>
        </text:list-item>
        <text:list-item>
          <text:p text:style-name="P3">Y si este sistema transforma datos, adapta sus formas, busca soluciones, entonces es un sistema inteligente.</text:p>
        </text:list-item>
        <text:list-item>
          <text:p text:style-name="P3">Tal vez, lo que llamamos “la vida” sea una única entidad: inmensa, antigua, pensante.</text:p>
        </text:list-item>
        <text:list-item>
          <text:p text:style-name="P3">La idea puede parecer extraña, pero la exploraremos con argumentos, paso a paso.</text:p>
        </text:list-item>
      </text:list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9T10:24:10.248000000</meta:creation-date>
    <dc:date>2025-06-19T15:14:36.580000000</dc:date>
    <meta:editing-duration>PT7M46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21" meta:word-count="314" meta:character-count="1948" meta:non-whitespace-character-count="1668"/>
  </office:meta>
</office:document-meta>
</file>